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Times New Roman1" svg:font-family="'Times New Roman'" style:font-family-generic="roman"/>
    <style:font-face style:name="Courier 10 Pitch" svg:font-family="'Courier 10 Pitch'" style:font-adornments="Normal"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office:font-face-decls>
  <office:automatic-styles>
    <style:style style:name="Tableau1" style:family="table" style:master-page-name="Standard">
      <style:table-properties style:width="15.928cm" fo:margin-left="0.041cm" fo:margin-right="0.032cm" style:page-number="auto" fo:break-before="auto" fo:break-after="auto" table:align="margins" style:writing-mode="lr-tb"/>
    </style:style>
    <style:style style:name="Tableau1.A" style:family="table-column">
      <style:table-column-properties style:column-width="15.928cm" style:rel-column-width="65535*"/>
    </style:style>
    <style:style style:name="Tableau1.1" style:family="table-row">
      <style:table-row-properties style:min-row-height="0.926cm"/>
    </style:style>
    <style:style style:name="Tableau1.A1" style:family="table-cell">
      <style:table-cell-properties style:vertical-align="middle" fo:padding-left="0.123cm" fo:padding-right="0.123cm" fo:padding-top="0cm" fo:padding-bottom="0cm" fo:border="0.05pt solid #000000"/>
    </style:style>
    <style:style style:name="Tableau1.2" style:family="table-row">
      <style:table-row-properties style:min-row-height="1.005cm"/>
    </style:style>
    <style:style style:name="Tableau1.A2" style:family="table-cell">
      <style:table-cell-properties style:vertical-align="middle" fo:padding-left="0.123cm" fo:padding-right="0.123cm" fo:padding-top="0cm" fo:padding-bottom="0cm" fo:border-left="0.05pt solid #000000" fo:border-right="0.05pt solid #000000" fo:border-top="none" fo:border-bottom="0.05pt solid #000000"/>
    </style:style>
    <style:style style:name="P1" style:family="paragraph" style:parent-style-name="Standard">
      <style:text-properties style:font-name="Times New Roman1" fo:font-size="12pt" officeooo:paragraph-rsid="0027f546" style:font-size-asian="12pt" style:font-size-complex="12pt"/>
    </style:style>
    <style:style style:name="P2" style:family="paragraph" style:parent-style-name="Standard">
      <style:text-properties fo:font-size="12pt" officeooo:rsid="0041573e" officeooo:paragraph-rsid="0041573e" style:font-size-asian="12pt" style:font-size-complex="12pt"/>
    </style:style>
    <style:style style:name="P3" style:family="paragraph" style:parent-style-name="Standard">
      <style:paragraph-properties fo:margin-left="0.139cm" fo:margin-right="0cm" fo:text-align="center" style:justify-single-word="false" fo:text-indent="0cm" style:auto-text-indent="false">
        <style:tab-stops>
          <style:tab-stop style:position="7.798cm" style:type="center"/>
          <style:tab-stop style:position="15.736cm" style:type="right"/>
        </style:tab-stops>
      </style:paragraph-properties>
      <style:text-properties style:font-name="Comic Sans MS" fo:font-weight="bold" style:font-weight-asian="bold" style:font-weight-complex="bold"/>
    </style:style>
    <style:style style:name="P4" style:family="paragraph" style:parent-style-name="Standard">
      <style:text-properties fo:font-size="12pt" officeooo:rsid="0041573e" officeooo:paragraph-rsid="0041573e" style:font-size-asian="12pt" style:font-size-complex="12pt"/>
    </style:style>
    <style:style style:name="P5" style:family="paragraph" style:parent-style-name="Standard" style:list-style-name="L1">
      <style:paragraph-properties fo:margin-left="2.498cm" fo:margin-right="0cm" fo:text-indent="-0.635cm" style:auto-text-indent="false"/>
      <style:text-properties style:font-name="Times New Roman1" fo:font-size="12pt" officeooo:paragraph-rsid="0027f546" style:font-size-asian="12pt" style:font-size-complex="12pt"/>
    </style:style>
    <style:style style:name="P6" style:family="paragraph" style:parent-style-name="question" style:list-style-name="Numbering_20_1" style:master-page-name="">
      <loext:graphic-properties draw:fill="solid" draw:fill-color="#ffffcc" draw:opacity="100%"/>
      <style:paragraph-properties fo:margin-left="0.499cm" fo:margin-right="0cm" fo:text-align="justify" style:justify-single-word="false" fo:orphans="0" fo:widows="0" fo:text-indent="0cm" style:auto-text-indent="false" style:page-number="auto" fo:background-color="#ffffcc" fo:padding="0.049cm" fo:border="0.06pt solid #000000" style:shadow="none" style:writing-mode="lr-tb"/>
      <style:text-properties officeooo:rsid="004256f5" officeooo:paragraph-rsid="004256f5"/>
    </style:style>
    <style:style style:name="P7" style:family="paragraph" style:parent-style-name="question" style:list-style-name="Numbering_20_1" style:master-page-name="">
      <loext:graphic-properties draw:fill="solid" draw:fill-color="#ffffcc" draw:opacity="100%"/>
      <style:paragraph-properties fo:margin-left="0.499cm" fo:margin-right="0cm" fo:text-align="justify" style:justify-single-word="false" fo:orphans="0" fo:widows="0" fo:text-indent="0cm" style:auto-text-indent="false" style:page-number="auto" fo:background-color="#ffffcc" fo:padding="0.049cm" fo:border="0.06pt solid #000000" style:shadow="none" style:writing-mode="lr-tb"/>
    </style:style>
    <style:style style:name="P8" style:family="paragraph" style:parent-style-name="Heading_20_4">
      <style:paragraph-properties fo:margin-left="0.139cm" fo:margin-right="0cm" fo:text-indent="0cm" style:auto-text-indent="false">
        <style:tab-stops>
          <style:tab-stop style:position="7.798cm" style:type="center"/>
          <style:tab-stop style:position="15.736cm" style:type="right"/>
        </style:tab-stops>
      </style:paragraph-properties>
    </style:style>
    <style:style style:name="T1" style:family="text">
      <style:text-properties officeooo:rsid="00201a87"/>
    </style:style>
    <style:style style:name="T2" style:family="text">
      <style:text-properties officeooo:rsid="0039d017"/>
    </style:style>
    <style:style style:name="T3" style:family="text">
      <style:text-properties officeooo:rsid="003fed5d"/>
    </style:style>
    <style:style style:name="T4" style:family="text">
      <style:text-properties officeooo:rsid="0041573e"/>
    </style:style>
    <style:style style:name="T5" style:family="text">
      <style:text-properties officeooo:rsid="004256f5"/>
    </style:style>
    <style:style style:name="T6" style:family="text">
      <style:text-properties officeooo:rsid="00426022"/>
    </style:style>
    <style:style style:name="T7" style:family="text">
      <style:text-properties officeooo:rsid="00444684"/>
    </style:style>
    <style:style style:name="T8" style:family="text">
      <style:text-properties officeooo:rsid="004502a0"/>
    </style:style>
    <style:style style:name="T9" style:family="text">
      <style:text-properties officeooo:rsid="0046338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style-name="Tableau1.1">
          <table:table-cell table:style-name="Tableau1.A1" office:value-type="string">
            <text:h text:style-name="P8" text:outline-level="4"><text:tab/>Année 20<text:span text:style-name="T1">18</text:span>-201<text:span text:style-name="T8">9</text:span><text:tab/>S<text:span text:style-name="T2">NIR</text:span> 1</text:h>
          </table:table-cell>
        </table:table-row>
        <table:table-row table:style-name="Tableau1.2">
          <table:table-cell table:style-name="Tableau1.A2" office:value-type="string">
            <text:p text:style-name="P3">Langage C<text:tab/><text:tab/><text:span text:style-name="T3">arguments de la ligne de commande</text:span></text:p>
          </table:table-cell>
        </table:table-row>
        <table:table-row table:style-name="Tableau1.2">
          <table:table-cell table:style-name="Tableau1.A2" office:value-type="string">
            <text:p text:style-name="P3">~ Travaux Dirigés : <text:span text:style-name="T4">Utilisation de argc et argv</text:span> en C</text:p>
          </table:table-cell>
        </table:table-row>
      </table:table>
      <text:p text:style-name="P2"/>
      <text:p text:style-name="P2">On rappel que pour pouvoir utiliser les arguments de la ligne de commande le programme principal doit avoir l'aspect suivant :</text:p>
      <text:p text:style-name="P2"/>
      <text:p text:style-name="codeSource">int main(int argc, char *argv[])</text:p>
      <text:p text:style-name="codeSource">{</text:p>
      <text:p text:style-name="codeSource"/>
      <text:p text:style-name="codeSource">return 0;</text:p>
      <text:p text:style-name="codeSource">}</text:p>
      <text:p text:style-name="Standard"/>
      <text:p text:style-name="Standard"/>
      <text:list xml:id="list3318467723" text:style-name="Numbering_20_1">
        <text:list-item>
          <text:p text:style-name="P7"><text:span text:style-name="T9">Écrivez un programme permettant d'afficher l’ensemble des arguments passés en ligne de commande (pour rappel, le fichier exécutable de votre programme se trouve dans le sous répertoire de votre projet bin/Debug)</text:span>. </text:p>
        </text:list-item>
      </text:list>
      <text:list xml:id="list3804076596" text:style-name="L1">
        <text:list-header>
          <text:p text:style-name="P5"/>
        </text:list-header>
      </text:list>
      <text:p text:style-name="P1"/>
      <text:list xml:id="list160754658095403" text:continue-list="list3318467723" text:style-name="Numbering_20_1">
        <text:list-item>
          <text:p text:style-name="P6"><text:span text:style-name="T9">Écrivez</text:span> un programme "operation" qui prendra en paramètre de la ligne de commande une opération, deux valeurs <text:span text:style-name="T6">réelles </text:span>et affichera le résultat.</text:p>
        </text:list-item>
      </text:list>
      <text:p text:style-name="Standard"/>
      <text:p text:style-name="Standard">Exemple :</text:p>
      <text:p text:style-name="Standard"/>
      <text:p text:style-name="codeSource">./operation + 5 6.<text:span text:style-name="T6">5</text:span></text:p>
      <text:p text:style-name="codeSource">affichera : 5 + 6 = 11.<text:span text:style-name="T6">5</text:span></text:p>
      <text:p text:style-name="codeSource">./operation * <text:span text:style-name="T5">3.5 2</text:span></text:p>
      <text:p text:style-name="codeSource">affichera : 3.<text:span text:style-name="T6">5</text:span> * <text:span text:style-name="T6">2</text:span> = <text:span text:style-name="T6">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Times New Roman1" svg:font-family="'Times New Roman'" style:font-family-generic="roman"/>
    <style:font-face style:name="Courier 10 Pitch" svg:font-family="'Courier 10 Pitch'" style:font-adornments="Normal"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Arial Unicode MS"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Text_20_body_20_indent" style:display-name="Text body indent" style:family="paragraph" style:parent-style-name="Standard" style:class="text">
      <style:paragraph-properties fo:margin-left="2cm" fo:margin-right="0cm" fo:text-align="justify" style:justify-single-word="false" fo:orphans="0" fo:widows="0" fo:text-indent="0cm" style:auto-text-indent="false"/>
      <style:text-properties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1cm" fo:margin-right="0cm" fo:margin-top="0.423cm" fo:margin-bottom="0.423cm" loext:contextual-spacing="false" fo:text-indent="0cm" style:auto-text-indent="false" fo:keep-with-next="always"/>
      <style:text-properties style:font-name="Arial" fo:font-family="Arial" style:font-family-generic="swiss" style:font-pitch="variable" fo:font-size="12pt" style:text-underline-style="solid" style:text-underline-width="auto" style:text-underline-color="font-color"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master-page-name="">
      <loext:graphic-properties draw:fill="none" draw:fill-color="#99ccff"/>
      <style:paragraph-properties fo:margin-left="1cm" fo:margin-right="0.998cm" fo:text-indent="0cm" style:auto-text-indent="false" style:page-number="auto" fo:background-color="transparent" fo:padding="0cm" fo:border="none" style:shadow="none" fo:keep-with-next="always">
        <style:tab-stops>
          <style:tab-stop style:position="14.002cm" style:type="right"/>
        </style:tab-stops>
      </style:paragraph-properties>
      <style:text-properties style:font-name="Arial" fo:font-family="Arial" style:font-family-generic="swiss" style:font-pitch="variable" fo:font-size="14pt" style:font-size-asian="14pt"/>
    </style:style>
    <style:style style:name="Heading_20_4" style:display-name="Heading 4" style:family="paragraph" style:parent-style-name="Standard" style:next-style-name="Standard" style:default-outline-level="4" style:class="text">
      <style:paragraph-properties fo:margin-left="0.141cm" fo:margin-right="0cm" fo:text-align="center" style:justify-single-word="false" fo:text-indent="0cm" style:auto-text-indent="false" fo:keep-with-next="always">
        <style:tab-stops>
          <style:tab-stop style:position="7.796cm" style:type="center"/>
          <style:tab-stop style:position="15.734cm" style:type="right"/>
        </style:tab-stops>
      </style:paragraph-properties>
      <style:text-properties style:font-name="Comic Sans MS" fo:font-family="'Comic Sans MS'" style:font-family-generic="script" style:font-pitch="variable" fo:font-weight="bold" style:font-weight-asian="bold" style:font-weight-complex="bold"/>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estion" style:family="paragraph" style:parent-style-name="Text_20_body_20_indent" style:list-style-name="Numbering_20_1" style:class="text">
      <loext:graphic-properties draw:fill="solid" draw:fill-color="#ffffcc" draw:opacity="100%"/>
      <style:paragraph-properties fo:background-color="#ffffcc" fo:padding="0.049cm" fo:border="0.06pt solid #000000" style:shadow="none"/>
    </style:style>
    <style:style style:name="exemple" style:family="paragraph" style:parent-style-name="Standard" style:class="text">
      <loext:graphic-properties draw:fill="solid" draw:fill-color="#e6e6ff" draw:opacity="100%"/>
      <style:paragraph-properties fo:background-color="#e6e6ff" fo:padding="0.049cm" fo:border="0.06pt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chapitre" style:display-name="Titre chapitre" style:family="paragraph" style:parent-style-name="Standard" style:next-style-name="Standard">
      <style:paragraph-properties fo:margin-left="0cm" fo:margin-right="0cm" fo:margin-top="1.058cm" fo:margin-bottom="1.058cm" loext:contextual-spacing="false" fo:text-align="center" style:justify-single-word="false" fo:keep-together="always" fo:text-indent="0cm" style:auto-text-indent="false" fo:keep-with-next="always"/>
      <style:text-properties fo:text-transform="uppercase" style:font-name="Arial" fo:font-family="Arial" style:font-family-generic="swiss" style:font-pitch="variable" fo:font-size="16pt" fo:font-weight="bold" style:letter-kerning="true" style:font-size-asian="16pt" style:font-weight-asian="bold"/>
    </style:style>
    <style:style style:name="Heading_20_3" style:display-name="Heading 3" style:family="paragraph" style:parent-style-name="Standard" style:next-style-name="Standard" style:class="text">
      <style:paragraph-properties fo:margin-left="3.747cm" fo:margin-right="0cm" fo:margin-top="0.423cm" fo:margin-bottom="0.106cm" loext:contextual-spacing="false" fo:text-indent="-1.249cm" style:auto-text-indent="false" fo:keep-with-next="always"/>
      <style:text-properties fo:font-weight="bold" style:font-weight-asian="bold"/>
    </style:style>
    <style:style style:name="codeSource" style:family="paragraph" style:parent-style-name="Standard" style:class="text">
      <style:paragraph-properties fo:padding="0.049cm" fo:border="0.06pt solid #000000" style:shadow="#808080 0.18cm 0.18cm"/>
      <style:text-properties style:font-name="Courier 10 Pitch" fo:font-family="'Courier 10 Pitch'" style:font-style-name="Normal" style:font-pitch="fixed"/>
    </style:style>
    <style:style style:name="Footnote_20_Symbol" style:display-name="Footnote Symbol" style:family="text"/>
    <style:style style:name="Endnote_20_Symbol" style:display-name="Endnote Symbol" style:family="text"/>
    <style:style style:name="WW-Police_20_par_20_défaut" style:display-name="WW-Police par défaut"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199cm"/>
      </text:outline-level-style>
      <text:outline-level-style text:level="2" style:num-format="1" text:display-levels="2">
        <style:list-level-properties text:min-label-distance="0.25cm"/>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499cm" fo:margin-bottom="2.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dc:title>Travaux Dirigés       -       Algorithmique n°5 </dc:title>
    <meta:initial-creator>Jean Guillet</meta:initial-creator>
    <meta:creation-date>2009-09-22T07:10:24</meta:creation-date>
    <dc:date>2019-01-08T16:07:53.228737030</dc:date>
    <dc:language>en-US</dc:language>
    <meta:editing-cycles>58</meta:editing-cycles>
    <meta:editing-duration>PT18H26M26S</meta:editing-duration>
    <meta:document-statistic meta:table-count="1" meta:image-count="0" meta:object-count="0" meta:page-count="1" meta:paragraph-count="16" meta:word-count="133" meta:character-count="743" meta:non-whitespace-character-count="625"/>
    <meta:user-defined meta:name="Info 1"/>
    <meta:user-defined meta:name="Info 2"/>
    <meta:user-defined meta:name="Info 3"/>
    <meta:user-defined meta:name="Info 4"/>
  </office:meta>
</office:document-meta>
</file>